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marker-start-width="0.45cm" draw:marker-end-width="0.45cm" draw:fill="none" draw:fill-color="#ffffff" draw:fill-image-width="0cm" draw:fill-image-height="0cm" draw:textarea-horizontal-align="left" draw:auto-grow-height="true" draw:auto-grow-width="true" fo:min-height="0.621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marker-start-width="0.45cm" draw:marker-end-width="0.45cm" draw:fill="none" draw:fill-color="#ffffff" draw:fill-image-width="0cm" draw:fill-image-height="0cm" draw:textarea-horizontal-align="left" draw:auto-grow-height="true" draw:auto-grow-width="false" fo:min-height="0cm" fo:min-width="0.848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fill="none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45cm" draw:marker-end-width="0.45cm" draw:fill="none" draw:fill-color="#ffffff" draw:fill-image-width="0cm" draw:fill-image-height="0cm" draw:textarea-horizontal-align="left" draw:auto-grow-height="true" draw:auto-grow-width="false" fo:min-height="1.08cm" fo:min-width="0.848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45cm" draw:marker-end="Arrow" draw:marker-end-width="0.45cm" draw:fill="none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marker-start-width="0.45cm" draw:marker-end-width="0.45cm" draw:fill="none" draw:fill-color="#ffffff" draw:fill-image-width="0cm" draw:fill-image-height="0cm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5.5cm" svg:height="8cm" svg:x="1.5cm" svg:y="7cm">
          <text:p/>
        </draw:rect>
        <draw:rect draw:style-name="gr1" draw:text-style-name="P1" draw:layer="layout" svg:width="3cm" svg:height="1.5cm" svg:x="3cm" svg:y="8.492cm">
          <text:p/>
        </draw:rect>
        <draw:frame draw:style-name="gr2" draw:layer="layout" svg:width="4.42cm" svg:height="1.062cm" svg:x="2cm" svg:y="7.349cm">
          <draw:text-box>
            <text:p>Variabili locali</text:p>
          </draw:text-box>
        </draw:frame>
        <draw:frame draw:style-name="gr3" draw:layer="layout" svg:width="1cm" svg:height="1.062cm" svg:x="2cm" svg:y="8.5cm">
          <draw:text-box>
            <text:p>a</text:p>
          </draw:text-box>
        </draw:frame>
        <draw:frame draw:style-name="gr2" draw:layer="layout" svg:width="1.974cm" svg:height="1.062cm" svg:x="1.5cm" svg:y="5.938cm">
          <draw:text-box>
            <text:p>main</text:p>
          </draw:text-box>
        </draw:frame>
        <draw:rect draw:style-name="gr1" draw:text-style-name="P1" draw:layer="layout" svg:width="3cm" svg:height="1.5cm" svg:x="3cm" svg:y="10.5cm">
          <text:p/>
        </draw:rect>
        <draw:frame draw:style-name="gr3" draw:layer="layout" svg:width="1cm" svg:height="1.062cm" svg:x="2cm" svg:y="10.508cm">
          <draw:text-box>
            <text:p>b</text:p>
          </draw:text-box>
        </draw:frame>
        <draw:rect draw:style-name="gr1" draw:text-style-name="P1" draw:layer="layout" svg:width="3cm" svg:height="1.5cm" svg:x="3cm" svg:y="12.5cm">
          <text:p/>
        </draw:rect>
        <draw:frame draw:style-name="gr3" draw:layer="layout" svg:width="1cm" svg:height="1.062cm" svg:x="2cm" svg:y="12.508cm">
          <draw:text-box>
            <text:p>c</text:p>
          </draw:text-box>
        </draw:frame>
        <draw:rect draw:style-name="gr1" draw:text-style-name="P1" draw:layer="layout" svg:width="5.5cm" svg:height="8cm" svg:x="1.5cm" svg:y="7cm">
          <text:p/>
        </draw:rect>
        <draw:rect draw:style-name="gr4" draw:text-style-name="P1" draw:layer="layout" svg:width="3cm" svg:height="1.5cm" svg:x="3cm" svg:y="8.492cm">
          <text:p text:style-name="P1">15</text:p>
        </draw:rect>
        <draw:frame draw:style-name="gr2" draw:layer="layout" svg:width="4.42cm" svg:height="1.062cm" svg:x="2cm" svg:y="7.349cm">
          <draw:text-box>
            <text:p>Variabili locali</text:p>
          </draw:text-box>
        </draw:frame>
        <draw:frame draw:style-name="gr3" draw:layer="layout" svg:width="1cm" svg:height="1.062cm" svg:x="2cm" svg:y="8.5cm">
          <draw:text-box>
            <text:p>a</text:p>
          </draw:text-box>
        </draw:frame>
        <draw:frame draw:style-name="gr2" draw:layer="layout" svg:width="1.974cm" svg:height="1.062cm" svg:x="1.5cm" svg:y="5.938cm">
          <draw:text-box>
            <text:p>main</text:p>
          </draw:text-box>
        </draw:frame>
        <draw:rect draw:style-name="gr4" draw:text-style-name="P1" draw:layer="layout" svg:width="3cm" svg:height="1.5cm" svg:x="3cm" svg:y="10.5cm">
          <text:p text:style-name="P1">9</text:p>
        </draw:rect>
        <draw:frame draw:style-name="gr3" draw:layer="layout" svg:width="1cm" svg:height="1.062cm" svg:x="2cm" svg:y="10.508cm">
          <draw:text-box>
            <text:p>b</text:p>
          </draw:text-box>
        </draw:frame>
        <draw:rect draw:style-name="gr4" draw:text-style-name="P1" draw:layer="layout" svg:width="3cm" svg:height="1.5cm" svg:x="3cm" svg:y="12.5cm">
          <text:p text:style-name="P1">15</text:p>
        </draw:rect>
        <draw:frame draw:style-name="gr3" draw:layer="layout" svg:width="1cm" svg:height="1.062cm" svg:x="2cm" svg:y="12.508cm">
          <draw:text-box>
            <text:p>c</text:p>
          </draw:text-box>
        </draw:frame>
        <draw:rect draw:style-name="gr1" draw:text-style-name="P1" draw:layer="layout" svg:width="5.5cm" svg:height="8cm" svg:x="11cm" svg:y="7.062cm">
          <text:p/>
        </draw:rect>
        <draw:rect draw:style-name="gr4" draw:text-style-name="P1" draw:layer="layout" svg:width="3cm" svg:height="1.5cm" svg:x="13cm" svg:y="8.5cm">
          <text:p text:style-name="P1">15</text:p>
        </draw:rect>
        <draw:frame draw:style-name="gr2" draw:layer="layout" svg:width="4.42cm" svg:height="1.062cm" svg:x="11.5cm" svg:y="7.411cm">
          <draw:text-box>
            <text:p>Variabili locali</text:p>
          </draw:text-box>
        </draw:frame>
        <draw:frame draw:style-name="gr3" draw:layer="layout" svg:width="1cm" svg:height="1.062cm" svg:x="11.5cm" svg:y="8.562cm">
          <draw:text-box>
            <text:p>r</text:p>
          </draw:text-box>
        </draw:frame>
        <draw:frame draw:style-name="gr2" draw:layer="layout" svg:width="6.105cm" svg:height="1.062cm" svg:x="10.773cm" svg:y="5.887cm">
          <draw:text-box>
            <text:p>massimo(int r, int s)</text:p>
          </draw:text-box>
        </draw:frame>
        <draw:rect draw:style-name="gr4" draw:text-style-name="P1" draw:layer="layout" svg:width="3cm" svg:height="1.5cm" svg:x="13cm" svg:y="10.5cm">
          <text:p text:style-name="P1">9</text:p>
        </draw:rect>
        <draw:frame draw:style-name="gr3" draw:layer="layout" svg:width="1cm" svg:height="1.062cm" svg:x="11.5cm" svg:y="10.57cm">
          <draw:text-box>
            <text:p>s</text:p>
          </draw:text-box>
        </draw:frame>
        <draw:rect draw:style-name="gr4" draw:text-style-name="P1" draw:layer="layout" svg:width="3cm" svg:height="1.5cm" svg:x="13cm" svg:y="12.5cm">
          <text:p text:style-name="P1">15</text:p>
        </draw:rect>
        <draw:frame draw:style-name="gr5" draw:layer="layout" svg:width="2.5cm" svg:height="1.773cm" svg:x="11cm" svg:y="12.727cm">
          <draw:text-box>
            <text:p>max</text:p>
            <text:p/>
          </draw:text-box>
        </draw:frame>
        <draw:path draw:style-name="gr6" draw:text-style-name="P1" draw:layer="layout" svg:width="5.345cm" svg:height="3.745cm" draw:transform="rotate (0.643502895210188) translate (5.9752236667562cm 8.96696501195497cm)" svg:viewBox="0 0 5346 3746" svg:d="m0 21559c3500-500 5346 3705 5346 3705">
          <text:p/>
        </draw:path>
        <draw:path draw:style-name="gr6" draw:text-style-name="P1" draw:layer="layout" svg:width="5.345cm" svg:height="3.746cm" draw:transform="rotate (0.643502895210188) translate (5.9752236667562cm 11.144965011955cm)" svg:viewBox="0 0 5346 3747" svg:d="m0 25043c3500-499 5346 3706 5346 3706">
          <text:p/>
        </draw:path>
        <draw:path draw:style-name="gr6" draw:text-style-name="P1" draw:layer="layout" svg:width="6.036cm" svg:height="2.506cm" draw:transform="rotate (-2.67785867133558) translate (13.0208930520042cm 13.5417770825622cm)" svg:viewBox="0 0 6037 2507" svg:d="m0-35825c3578-447 6037 2460 6037 2460">
          <text:p/>
        </draw:path>
        <draw:circle draw:style-name="gr1" draw:text-style-name="P1" draw:layer="layout" svg:width="1cm" svg:height="1cm" svg:x="8.5cm" svg:y="6.062cm">
          <text:p/>
        </draw:circle>
        <draw:frame draw:style-name="gr7" draw:layer="layout" svg:width="0.953cm" svg:height="1.062cm" svg:x="8.547cm" svg:y="6cm">
          <draw:text-box>
            <text:p>1</text:p>
          </draw:text-box>
        </draw:frame>
        <draw:circle draw:style-name="gr1" draw:text-style-name="P1" draw:layer="layout" svg:width="1cm" svg:height="1cm" svg:x="8.5cm" svg:y="8.5cm">
          <text:p/>
        </draw:circle>
        <draw:frame draw:style-name="gr7" draw:layer="layout" svg:width="0.953cm" svg:height="1.062cm" svg:x="8.547cm" svg:y="8.438cm">
          <draw:text-box>
            <text:p>1</text:p>
          </draw:text-box>
        </draw:frame>
        <draw:circle draw:style-name="gr1" draw:text-style-name="P1" draw:layer="layout" svg:width="1cm" svg:height="1cm" svg:x="9cm" svg:y="13.5cm">
          <text:p/>
        </draw:circle>
        <draw:frame draw:style-name="gr7" draw:layer="layout" svg:width="0.953cm" svg:height="1.062cm" svg:x="9.047cm" svg:y="13.438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andro Bugatti</meta:initial-creator>
    <meta:creation-date>2011-10-08T14:47:50</meta:creation-date>
    <dc:date>2011-10-12T21:59:49</dc:date>
    <dc:creator>Alessandro Bugatti</dc:creator>
    <meta:editing-duration>PT00H15M28S</meta:editing-duration>
    <meta:editing-cycles>3</meta:editing-cycles>
    <meta:generator>OpenOffice.org/3.1$Linux OpenOffice.org_project/310m19$Build-9420</meta:generator>
    <meta:document-statistic meta:object-count="36"/>
  </office:meta>
</office:document-meta>
</file>